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92ac3" officeooo:paragraph-rsid="00092ac3"/>
    </style:style>
    <style:style style:name="P2" style:family="paragraph" style:parent-style-name="Standard">
      <style:paragraph-properties fo:text-align="start" style:justify-single-word="false"/>
      <style:text-properties officeooo:rsid="00092ac3" officeooo:paragraph-rsid="00092ac3"/>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officeooo:rsid="00092ac3" officeooo:paragraph-rsid="00092ac3"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ize="48pt" style:text-underline-style="solid" style:text-underline-width="auto" style:text-underline-color="font-color" fo:font-weight="bold" officeooo:rsid="00092ac3" officeooo:paragraph-rsid="00092ac3" style:font-size-asian="48pt" style:font-weight-asian="bold" style:font-size-complex="48pt" style:font-weight-complex="bold"/>
    </style:style>
    <style:style style:name="P5" style:family="paragraph" style:parent-style-name="Standard">
      <style:paragraph-properties fo:text-align="center" style:justify-single-word="false"/>
      <style:text-properties style:text-line-through-style="none" style:text-line-through-type="none" fo:font-size="24pt" style:text-underline-style="none" fo:font-weight="normal" officeooo:rsid="00092ac3" officeooo:paragraph-rsid="00092ac3" style:font-size-asian="21pt" style:font-weight-asian="normal" style:font-size-complex="24pt" style:font-weight-complex="normal"/>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92ac3" officeooo:paragraph-rsid="00092ac3"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92ac3" officeooo:paragraph-rsid="00092ac3" style:font-size-asian="21pt" style:font-weight-asian="bold" style:font-size-complex="24pt" style:font-weight-complex="bold"/>
    </style:style>
    <style:style style:name="P8" style:family="paragraph" style:parent-style-name="Standard">
      <style:paragraph-properties fo:text-align="start" style:justify-single-word="false"/>
      <style:text-properties officeooo:rsid="000ad7b5" officeooo:paragraph-rsid="000ad7b5"/>
    </style:style>
    <style:style style:name="P9" style:family="paragraph" style:parent-style-name="Standard">
      <style:paragraph-properties fo:text-align="start" style:justify-single-word="false"/>
      <style:text-properties officeooo:rsid="000eb0f3" officeooo:paragraph-rsid="000eb0f3"/>
    </style:style>
    <style:style style:name="P10" style:family="paragraph" style:parent-style-name="Standard">
      <style:paragraph-properties fo:text-align="start" style:justify-single-word="false"/>
      <style:text-properties officeooo:rsid="0011b06a" officeooo:paragraph-rsid="0011b06a"/>
    </style:style>
    <style:style style:name="P11" style:family="paragraph" style:parent-style-name="Standard">
      <style:paragraph-properties fo:text-align="center" style:justify-single-word="false"/>
      <style:text-properties officeooo:rsid="0011b06a" officeooo:paragraph-rsid="0011b06a"/>
    </style:style>
    <style:style style:name="P12" style:family="paragraph" style:parent-style-name="Standard">
      <style:paragraph-properties fo:text-align="start" style:justify-single-word="false"/>
      <style:text-properties officeooo:rsid="001341c9" officeooo:paragraph-rsid="001341c9"/>
    </style:style>
    <style:style style:name="P13" style:family="paragraph" style:parent-style-name="Standard">
      <style:paragraph-properties fo:text-align="center" style:justify-single-word="false"/>
      <style:text-properties officeooo:rsid="001341c9" officeooo:paragraph-rsid="001341c9"/>
    </style:style>
    <style:style style:name="P14" style:family="paragraph" style:parent-style-name="Standard">
      <style:paragraph-properties fo:text-align="start" style:justify-single-word="false"/>
      <style:text-properties officeooo:rsid="0016973f" officeooo:paragraph-rsid="0016973f"/>
    </style:style>
    <style:style style:name="P15" style:family="paragraph" style:parent-style-name="Standard">
      <style:paragraph-properties fo:text-align="center" style:justify-single-word="false"/>
      <style:text-properties officeooo:rsid="0016973f" officeooo:paragraph-rsid="0016973f"/>
    </style:style>
    <style:style style:name="P16" style:family="paragraph" style:parent-style-name="Standard">
      <style:paragraph-properties fo:text-align="center" style:justify-single-word="false" fo:break-before="page"/>
      <style:text-properties fo:font-size="36pt" style:text-underline-style="solid" style:text-underline-width="auto" style:text-underline-color="font-color" fo:font-weight="bold" officeooo:rsid="00092ac3" officeooo:paragraph-rsid="00092ac3" style:font-size-asian="36pt" style:font-weight-asian="bold" style:font-size-complex="36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officeooo:rsid="000eb0f3" officeooo:paragraph-rsid="000eb0f3"/>
    </style:style>
    <style:style style:name="P19" style:family="paragraph" style:parent-style-name="Table_20_Contents">
      <style:paragraph-properties fo:text-align="start" style:justify-single-word="false"/>
      <style:text-properties officeooo:rsid="000fe1b0" officeooo:paragraph-rsid="000fe1b0"/>
    </style:style>
    <style:style style:name="P20" style:family="paragraph" style:parent-style-name="Standard" style:list-style-name="L1">
      <style:paragraph-properties fo:text-align="start" style:justify-single-word="false"/>
      <style:text-properties fo:font-size="16pt" style:text-underline-style="solid" style:text-underline-width="auto" style:text-underline-color="font-color" fo:font-weight="bold" officeooo:rsid="00092ac3" officeooo:paragraph-rsid="00092ac3" style:font-weight-asian="bold" style:font-weight-complex="bold"/>
    </style:style>
    <style:style style:name="P21" style:family="paragraph" style:parent-style-name="Standard" style:list-style-name="L1">
      <style:paragraph-properties fo:text-align="start" style:justify-single-word="false"/>
      <style:text-properties fo:font-size="14pt" officeooo:rsid="00092ac3" officeooo:paragraph-rsid="00092ac3"/>
    </style:style>
    <style:style style:name="P22" style:family="paragraph" style:parent-style-name="Standard" style:list-style-name="L1">
      <style:paragraph-properties fo:text-align="start" style:justify-single-word="false"/>
      <style:text-properties fo:font-size="14pt" officeooo:rsid="0009f6d6" officeooo:paragraph-rsid="0009f6d6"/>
    </style:style>
    <style:style style:name="P23" style:family="paragraph" style:parent-style-name="Standard" style:list-style-name="L1">
      <style:paragraph-properties fo:text-align="start" style:justify-single-word="false"/>
      <style:text-properties officeooo:rsid="00092ac3" officeooo:paragraph-rsid="00092ac3"/>
    </style:style>
    <style:style style:name="P24" style:family="paragraph" style:parent-style-name="Standard" style:list-style-name="L1">
      <style:paragraph-properties fo:text-align="start" style:justify-single-word="false"/>
      <style:text-properties officeooo:rsid="0009f6d6" officeooo:paragraph-rsid="0009f6d6"/>
    </style:style>
    <style:style style:name="P25" style:family="paragraph" style:parent-style-name="Standard" style:list-style-name="L1">
      <style:paragraph-properties fo:text-align="start" style:justify-single-word="false"/>
      <style:text-properties officeooo:rsid="000ad7b5" officeooo:paragraph-rsid="000ad7b5"/>
    </style:style>
    <style:style style:name="P26" style:family="paragraph" style:parent-style-name="Standard" style:list-style-name="L1">
      <style:paragraph-properties fo:text-align="start" style:justify-single-word="false"/>
      <style:text-properties officeooo:rsid="000e7bfb" officeooo:paragraph-rsid="000e7bfb"/>
    </style:style>
    <style:style style:name="P27" style:family="paragraph" style:parent-style-name="Standard" style:list-style-name="L1">
      <style:paragraph-properties fo:text-align="start" style:justify-single-word="false"/>
      <style:text-properties officeooo:rsid="000eb0f3" officeooo:paragraph-rsid="000eb0f3"/>
    </style:style>
    <style:style style:name="P28" style:family="paragraph" style:parent-style-name="Standard" style:list-style-name="L1">
      <style:paragraph-properties fo:text-align="start" style:justify-single-word="false"/>
      <style:text-properties officeooo:rsid="0011b06a" officeooo:paragraph-rsid="0011b06a"/>
    </style:style>
    <style:style style:name="P29" style:family="paragraph" style:parent-style-name="Standard" style:list-style-name="L1">
      <style:paragraph-properties fo:text-align="start" style:justify-single-word="false"/>
      <style:text-properties officeooo:rsid="0011b06a" officeooo:paragraph-rsid="001341c9"/>
    </style:style>
    <style:style style:name="P30" style:family="paragraph" style:parent-style-name="Standard" style:list-style-name="L1">
      <style:paragraph-properties fo:text-align="start" style:justify-single-word="false"/>
      <style:text-properties officeooo:rsid="001341c9" officeooo:paragraph-rsid="001341c9"/>
    </style:style>
    <style:style style:name="P31" style:family="paragraph" style:parent-style-name="Standard" style:list-style-name="L1">
      <style:paragraph-properties fo:text-align="start" style:justify-single-word="false"/>
      <style:text-properties officeooo:rsid="0014c6a0" officeooo:paragraph-rsid="0014c6a0"/>
    </style:style>
    <style:style style:name="P32" style:family="paragraph" style:parent-style-name="Standard" style:list-style-name="L1">
      <style:paragraph-properties fo:text-align="start" style:justify-single-word="false"/>
      <style:text-properties officeooo:rsid="0015bac5" officeooo:paragraph-rsid="0015bac5"/>
    </style:style>
    <style:style style:name="P33" style:family="paragraph" style:parent-style-name="Standard" style:list-style-name="L1">
      <style:paragraph-properties fo:text-align="start" style:justify-single-word="false"/>
      <style:text-properties officeooo:rsid="0016973f" officeooo:paragraph-rsid="0016973f"/>
    </style:style>
    <style:style style:name="P34" style:family="paragraph" style:parent-style-name="Standard">
      <style:paragraph-properties fo:text-align="start" style:justify-single-word="false"/>
      <style:text-properties officeooo:rsid="0016973f" officeooo:paragraph-rsid="0016973f"/>
    </style:style>
    <style:style style:name="P35" style:family="paragraph" style:parent-style-name="Standard" style:list-style-name="L1">
      <style:paragraph-properties fo:text-align="start" style:justify-single-word="false"/>
      <style:text-properties officeooo:rsid="001c66f8" officeooo:paragraph-rsid="0016973f"/>
    </style:style>
    <style:style style:name="P3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92ac3" officeooo:paragraph-rsid="00092ac3" style:font-size-asian="24pt" style:font-weight-asian="bold" style:font-size-complex="24pt" style:font-weight-complex="bold"/>
    </style:style>
    <style:style style:name="P37" style:family="paragraph" style:parent-style-name="Standard" style:list-style-name="L1">
      <style:paragraph-properties fo:text-align="start" style:justify-single-word="false" fo:break-before="page"/>
      <style:text-properties fo:font-size="14pt" officeooo:rsid="000e7bfb" officeooo:paragraph-rsid="000e7bfb"/>
    </style:style>
    <style:style style:name="P38" style:family="paragraph" style:parent-style-name="Standard" style:list-style-name="L1">
      <style:paragraph-properties fo:text-align="start" style:justify-single-word="false" fo:break-before="page"/>
      <style:text-properties fo:font-size="14pt" officeooo:rsid="0011b06a" officeooo:paragraph-rsid="0011b06a"/>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officeooo:rsid="001a4ff0" officeooo:paragraph-rsid="001a4ff0"/>
    </style:style>
    <style:style style:name="P41" style:family="paragraph" style:parent-style-name="Table_20_Contents">
      <style:paragraph-properties fo:text-align="start" style:justify-single-word="false"/>
      <style:text-properties officeooo:rsid="001a6bc7" officeooo:paragraph-rsid="001a6bc7"/>
    </style:style>
    <style:style style:name="T1" style:family="text">
      <style:text-properties fo:font-size="22pt"/>
    </style:style>
    <style:style style:name="T2" style:family="text">
      <style:text-properties fo:font-size="20pt"/>
    </style:style>
    <style:style style:name="T3" style:family="text">
      <style:text-properties officeooo:rsid="0009f6d6"/>
    </style:style>
    <style:style style:name="T4" style:family="text">
      <style:text-properties officeooo:rsid="000cce7b"/>
    </style:style>
    <style:style style:name="T5" style:family="text">
      <style:text-properties officeooo:rsid="001341c9"/>
    </style:style>
    <style:style style:name="T6" style:family="text">
      <style:text-properties style:font-name="Liberation Serif1" style:font-name-asian="Liberation Serif1" style:font-name-complex="Liberation Serif1"/>
    </style:style>
    <style:style style:name="T7" style:family="text">
      <style:text-properties style:font-name="Liberation Serif" style:font-name-asian="SimSun" style:font-name-complex="Mang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A">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4">Thème 1</text:p>
      <text:p text:style-name="P7"/>
      <text:p text:style-name="P3">La Terre dans l’Univers, la vie, l’évolution du vivant</text:p>
      <text:p text:style-name="P2"/>
      <text:p text:style-name="P2"/>
      <text:p text:style-name="P16">Partie 1-B</text:p>
      <text:p text:style-name="P6">Le domaine continental et sa dynamique</text:p>
      <text:p text:style-name="P2"/>
      <text:p text:style-name="P6">Chapitre 1 :<text:span text:style-name="T1"> </text:span><text:span text:style-name="T2">Caractéristiques du domaine continental</text:span></text:p>
      <text:p text:style-name="P2"/>
      <text:p text:style-name="P2"/>
      <text:p text:style-name="P2">Les parties émergées sont pratiquement toutes de nature continentale.</text:p>
      <text:p text:style-name="P2">→ Les différences d’altitude moyenne entre les continents et les océans s’expliquent par des différences crustales.</text:p>
      <text:p text:style-name="P2"/>
      <text:list xml:id="list1310345975317765408" text:style-name="L1">
        <text:list-item>
          <text:p text:style-name="P20">Les caractéristiques du domaine continental</text:p>
          <text:list>
            <text:list-item>
              <text:p text:style-name="P21">Compositions pétrographique et chimique de la croûte continentale</text:p>
              <text:list>
                <text:list-header>
                  <text:p text:style-name="P23">Croûte continentale : majorité de roches métamorphiques (type gneiss) et de roches plutoniques (granitoïdes) d’âge variable qui constituent le socle des continents. Ce socle est souvent masqué par une pellicule de roches sédimentaires.</text:p>
                </text:list-header>
              </text:list>
            </text:list-item>
          </text:list>
        </text:list-item>
      </text:list>
      <text:p text:style-name="P2"/>
      <text:p text:style-name="P2"/>
      <text:p text:style-name="P2"/>
      <text:p text:style-name="P2"/>
      <text:p text:style-name="P2"/>
      <text:p text:style-name="P2"/>
      <text:p text:style-name="P1">// <text:s/><text:span text:style-name="T3">Tableau bilan <text:s/>//</text:span></text:p>
      <text:p text:style-name="P2"/>
      <text:p text:style-name="P2"/>
      <text:p text:style-name="P2"/>
      <text:p text:style-name="P2"/>
      <text:p text:style-name="P2"/>
      <text:p text:style-name="P2"/>
      <text:list xml:id="list105052847556719" text:continue-numbering="true" text:style-name="L1">
        <text:list-item>
          <text:list>
            <text:list-item>
              <text:p text:style-name="P22">L’âge de la croûte continentale</text:p>
              <text:list>
                <text:list-header>
                  <text:p text:style-name="P24">La datation absolue des roches magmatiques et métamorphiques repose sur la présence d’éléments radioactifs incorporés dans les minéraux lors de la formation de la roche.</text:p>
                  <text:p text:style-name="P24">À partir de là, les éléments évoluent sans interaction avec l’extérieur (système fermé)</text:p>
                  <text:p text:style-name="P24">On commence à dater au moment de la fermeture du système</text:p>
                  <text:p text:style-name="P25">La méthode Rubidium-Strontium</text:p>
                  <text:list>
                    <text:list-header>
                      <text:p text:style-name="P25"><draw:frame draw:style-name="fr1" draw:name="Objet1" text:anchor-type="as-char" svg:y="-0.437cm" svg:width="3.187cm" svg:height="0.527cm" draw:z-index="0"><draw:object xlink:href="./Object 1" xlink:type="simple" xlink:show="embed" xlink:actuate="onLoad"/><draw:image xlink:href="./ObjectReplacements/Object 1" xlink:type="simple" xlink:show="embed" xlink:actuate="onLoad"/></draw:frame></text:p>
                      <text:p text:style-name="P25">Période presque 50 Ga → datation des roches les plus anciennes</text:p>
                      <text:p text:style-name="P25">Problème :<draw:frame draw:style-name="fr1" draw:name="Objet2" text:anchor-type="as-char" svg:y="-0.437cm" svg:width="5.622cm" svg:height="0.591cm" draw:z-index="1"><draw:object xlink:href="./Object 2" xlink:type="simple" xlink:show="embed" xlink:actuate="onLoad"/><draw:image xlink:href="./ObjectReplacements/Object 2" xlink:type="simple" xlink:show="embed" xlink:actuate="onLoad"/></draw:frame><text:span text:style-name="T4">inconnue</text:span></text:p>
                      <text:p text:style-name="P25">Résolution :</text:p>
                      <text:list>
                        <text:list-header>
                          <text:p text:style-name="P25"><draw:frame draw:style-name="fr1" draw:name="Objet3" text:anchor-type="as-char" svg:y="-0.437cm" svg:width="1.864cm" svg:height="0.591cm" draw:z-index="2"><draw:object xlink:href="./Object 3" xlink:type="simple" xlink:show="embed" xlink:actuate="onLoad"/><draw:image xlink:href="./ObjectReplacements/Object 3" xlink:type="simple" xlink:show="embed" xlink:actuate="onLoad"/></draw:frame><text:span text:style-name="T4">identique pour tous les minéraux de la même roche</text:span></text:p>
                        </text:list-header>
                      </text:list>
                      <text:p text:style-name="P25"/>
                    </text:list-header>
                  </text:list>
                </text:list-header>
              </text:list>
            </text:list-item>
          </text:list>
        </text:list-item>
      </text:list>
      <text:p text:style-name="P8"/>
      <text:list xml:id="list105052498896903" text:continue-numbering="true" text:style-name="L1">
        <text:list-item>
          <text:list>
            <text:list-item>
              <text:p text:style-name="P37">Épaisseur de la croûte continentale et isostasie</text:p>
              <text:list>
                <text:list-item>
                  <text:p text:style-name="P26">Épaisseur de la croûte continentale</text:p>
                  <text:list>
                    <text:list-header>
                      <text:p text:style-name="P26">Forages plus profondes dans la CC = 12 km</text:p>
                      <text:p text:style-name="P26">→ Impossible de savoir l’épaisseur de la CC</text:p>
                      <text:p text:style-name="P26">à l’aide de la sismologie : ondes P et ondes PMP</text:p>
                      <text:p text:style-name="P26">Le retard des PMP par rapport aux ondes directes P</text:p>
                      <text:p text:style-name="P26">→ Ces ondes ont la même vitesse</text:p>
                      <text:p text:style-name="P26">La CC est amincie au niveau des marges passives</text:p>
                      <text:p text:style-name="P26">La CC est épaissie au niveau des chaînes de montagne</text:p>
                      <text:p text:style-name="P26">Cet épaississement est essentiellement due à la présence d’une racine crustale</text:p>
                    </text:list-header>
                  </text:list>
                  <text:p text:style-name="P26"/>
                </text:list-item>
                <text:list-item>
                  <text:p text:style-name="P26">La lithosphère en équilibre sur l’asthénosphère : notion d’isostasie</text:p>
                  <text:list>
                    <text:list-header>
                      <text:p text:style-name="P26">Problème 1 : Comment expliquer que la lithosphère soit en équilibre sur l’asthénosphère ?</text:p>
                      <text:p text:style-name="P26">Hypothèse : la densité des roches de la lithosphère est plus faible que celle de l’asthénosphère</text:p>
                      <text:list>
                        <text:list-header>
                          <text:p text:style-name="P26">Dans les chaînes de montagne récentes, on observe des anomalies gravimétriques négatives.</text:p>
                          <text:p text:style-name="P27">→ Cela veut dire que la pesanteur calculée est plus grande que celle mesurée</text:p>
                          <text:p text:style-name="P27">→ L’excès de masse en surface due au relief est compensée par un déficit de masse en profondeur. Ce qui montre qu’à l’aplomb des chaînes de montagne en profondeur, il existe une racine crustale de faible densité par rapport à la densité du manteau.</text:p>
                        </text:list-header>
                      </text:list>
                      <text:p text:style-name="P27">L’isostasie, c’est la compensation qui permet l’équilibre de la lithosphère sur l’asthénosphère</text:p>
                    </text:list-header>
                  </text:list>
                  <text:p text:style-name="P27"/>
                </text:list-item>
                <text:list-item>
                  <text:p text:style-name="P27">Deux modèles pour expliquer l’isostasie</text:p>
                  <text:list>
                    <text:list-header>
                      <text:p text:style-name="P27">En domaine continental, la profondeur du Moho varie entre 24km et 58km de profondeur</text:p>
                      <text:p text:style-name="P27">En domaine océanique, elle se situe aux alentours de 7km</text:p>
                    </text:list-header>
                  </text:list>
                </text:list-item>
              </text:list>
            </text:list-item>
          </text:list>
        </text:list-item>
      </text:list>
      <text:p text:style-name="P9"/>
      <table:table table:name="Tableau1" table:style-name="Tableau1">
        <table:table-column table:style-name="Tableau1.A" table:number-columns-repeated="3"/>
        <table:table-row>
          <table:table-cell table:style-name="Tableau1.A1" office:value-type="string">
            <text:p text:style-name="P17"/>
          </table:table-cell>
          <table:table-cell table:style-name="Tableau1.A1" office:value-type="string">
            <text:p text:style-name="P18">Hypothèse de Airy</text:p>
          </table:table-cell>
          <table:table-cell table:style-name="Tableau1.C1" office:value-type="string">
            <text:p text:style-name="P18">Hypothèse de Pratt</text:p>
          </table:table-cell>
        </table:table-row>
        <table:table-row>
          <table:table-cell table:style-name="Tableau1.A2" office:value-type="string">
            <text:p text:style-name="P18">Surface de compensation</text:p>
            <text:p text:style-name="P18"/>
          </table:table-cell>
          <table:table-cell table:style-name="Tableau1.A2" office:value-type="string">
            <text:p text:style-name="P19">Au sein du manteau asthénosphérique</text:p>
          </table:table-cell>
          <table:table-cell table:style-name="Tableau1.C2" office:value-type="string">
            <text:p text:style-name="P19">Au sein du manteau asthénosphérique</text:p>
          </table:table-cell>
        </table:table-row>
        <table:table-row>
          <table:table-cell table:style-name="Tableau1.A2" office:value-type="string">
            <text:p text:style-name="P18">Densité des roches</text:p>
            <text:p text:style-name="P18"/>
          </table:table-cell>
          <table:table-cell table:style-name="Tableau1.A2" office:value-type="string">
            <text:p text:style-name="P19">Variable verticalement au sein d’une colonne de roches</text:p>
          </table:table-cell>
          <table:table-cell table:style-name="Tableau1.C2" office:value-type="string">
            <text:p text:style-name="P19">Variable latéralement (horizontalement)</text:p>
          </table:table-cell>
        </table:table-row>
        <table:table-row>
          <table:table-cell table:style-name="Tableau1.A2" office:value-type="string">
            <text:p text:style-name="P18">Relation entre relief et densité</text:p>
            <text:p text:style-name="P18"/>
          </table:table-cell>
          <table:table-cell table:style-name="Tableau1.A2" office:value-type="string">
            <text:p text:style-name="P19">Les roches de la croûte continentale ont la même densité, mais l’excès de masse est compensée par un déficit de masse en profondeur</text:p>
          </table:table-cell>
          <table:table-cell table:style-name="Tableau1.C2" office:value-type="string">
            <text:p text:style-name="P19">Les roches de faible densité sont localisées au niveau des zones où la croûte est plus épaisse</text:p>
          </table:table-cell>
        </table:table-row>
        <table:table-row>
          <table:table-cell table:style-name="Tableau1.A2" office:value-type="string">
            <text:p text:style-name="P18">Domaine d’application du modèle de compensation</text:p>
          </table:table-cell>
          <table:table-cell table:style-name="Tableau1.A2" office:value-type="string">
            <text:p text:style-name="P19">Domaine continentale</text:p>
          </table:table-cell>
          <table:table-cell table:style-name="Tableau1.C2" office:value-type="string">
            <text:p text:style-name="P19">Domaine océanique</text:p>
          </table:table-cell>
        </table:table-row>
      </table:table>
      <text:p text:style-name="P9"/>
      <text:p text:style-name="P9"/>
      <text:list xml:id="list105052382024030" text:continue-numbering="true" text:style-name="L1">
        <text:list-item>
          <text:list>
            <text:list-item>
              <text:p text:style-name="P38">Les indices d’un épaississement crustal</text:p>
              <text:list>
                <text:list-item>
                  <text:p text:style-name="P28">Indices tectoniques de l’épaississement crustal</text:p>
                  <text:p text:style-name="P30">p. 148 - 149</text:p>
                  <text:list>
                    <text:list-item>
                      <text:p text:style-name="P28">À l’affleurement</text:p>
                      <text:list>
                        <text:list-item>
                          <text:p text:style-name="P29">Plis</text:p>
                          <text:list>
                            <text:list-header>
                              <text:p text:style-name="P29"><text:span text:style-name="T5">D</text:span>éformations souples des roches → pas de cassure</text:p>
                              <text:p text:style-name="P28">→ Comportement plastique</text:p>
                            </text:list-header>
                          </text:list>
                        </text:list-item>
                      </text:list>
                    </text:list-item>
                  </text:list>
                </text:list-item>
              </text:list>
            </text:list-item>
          </text:list>
        </text:list-item>
      </text:list>
      <text:p text:style-name="P10"/>
      <text:p text:style-name="P11">// <text:s/>Schéma du plis <text:s/>//</text:p>
      <text:p text:style-name="P10"/>
      <text:list xml:id="list105052743020107" text:continue-numbering="true" text:style-name="L1">
        <text:list-item>
          <text:list>
            <text:list-item>
              <text:list>
                <text:list-item>
                  <text:list>
                    <text:list-item>
                      <text:list>
                        <text:list-item>
                          <text:p text:style-name="P28">Failles inverses</text:p>
                        </text:list-item>
                      </text:list>
                    </text:list-item>
                  </text:list>
                </text:list-item>
              </text:list>
            </text:list-item>
          </text:list>
        </text:list-item>
      </text:list>
      <text:p text:style-name="P10"/>
      <text:p text:style-name="P11">// <text:s/><text:span text:style-name="T5">Schéma des failles <text:s/>//</text:span></text:p>
      <text:p text:style-name="P10"/>
      <text:list xml:id="list105052858666792" text:continue-numbering="true" text:style-name="L1">
        <text:list-item>
          <text:list>
            <text:list-item>
              <text:list>
                <text:list-item>
                  <text:list>
                    <text:list-item>
                      <text:list>
                        <text:list-item>
                          <text:p text:style-name="P30">Chevauchement : déplacement et superposition de roches qui proviennent de régions plus ou moins éloignées (&lt; 10aine km)</text:p>
                        </text:list-item>
                      </text:list>
                    </text:list-item>
                  </text:list>
                </text:list-item>
              </text:list>
            </text:list-item>
          </text:list>
        </text:list-item>
      </text:list>
      <text:p text:style-name="P12"/>
      <text:p text:style-name="P13">// <text:s/>Schéma chevauchement <text:s/>//</text:p>
      <text:p text:style-name="P12"/>
      <text:list xml:id="list105053308997354" text:continue-numbering="true" text:style-name="L1">
        <text:list-item>
          <text:list>
            <text:list-item>
              <text:list>
                <text:list-item>
                  <text:list>
                    <text:list-item>
                      <text:list>
                        <text:list-header>
                          <text:p text:style-name="P30">Conséquences : raccourcissement horizontal, épaississement → relief</text:p>
                          <text:p text:style-name="P30"/>
                        </text:list-header>
                        <text:list-item>
                          <text:p text:style-name="P30">Nappes de charriage</text:p>
                          <text:list>
                            <text:list-header>
                              <text:p text:style-name="P30">Déplacement de terrains de l’ordre de plusieurs 10aines km</text:p>
                            </text:list-header>
                          </text:list>
                        </text:list-item>
                      </text:list>
                      <text:p text:style-name="P30"/>
                    </text:list-item>
                    <text:list-item>
                      <text:p text:style-name="P30">Structures profondes</text:p>
                      <text:list>
                        <text:list-item>
                          <text:p text:style-name="P30">Profondeur du moho</text:p>
                          <text:p text:style-name="P30">Les études sismiques montrent que dans les Alpes, le moho est à une profondeur de 50km, alors que dans les parties externes des Alpes, il est à 30km. Cela montre la présence d’une racine crustale.</text:p>
                        </text:list-item>
                      </text:list>
                    </text:list-item>
                  </text:list>
                  <text:p text:style-name="P30"/>
                </text:list-item>
                <text:list-item>
                  <text:p text:style-name="P30">Les indices pétrographiques de l’épaississement crustal</text:p>
                  <text:p text:style-name="P30">p. 150 – 151</text:p>
                  <text:p text:style-name="P31">Les roches de la croûte continentale qui s’est épaissie vont être soumises, du fait de leur enfouissement, à de nouvelles conditions de température et de pression.</text:p>
                  <text:list>
                    <text:list-item>
                      <text:p text:style-name="P31">Des transformations à l’état solide : le métamorphisme</text:p>
                      <text:list>
                        <text:list-item>
                          <text:p text:style-name="P31">Sur le terrain, on va observer un passage progressif de roches sédimentaires de surface (exemple : roches argileuses) à des roches qui vont être de plus en plus transformées, car enfouies à des profondeurs de plus en plus importantes</text:p>
                          <text:list>
                            <text:list-header>
                              <text:p text:style-name="P31">Roches argileuse → schistes → micaschistes → gneiss</text:p>
                            </text:list-header>
                          </text:list>
                          <text:p text:style-name="P31">On observe dans certaines roches une schistosité (un clivage), donc les roches vont se débiter en feuillets plus ou moins épais.</text:p>
                          <text:p text:style-name="P32">La modification de la texture s’accompagne également d’une modification de la composition minéralogique sous l’effet de l’augmentation de la température et de la pression</text:p>
                        </text:list-item>
                        <text:list-item>
                          <text:p text:style-name="P33">Les migmatites sont des roches constituées de parties de gneiss et de parties granitiques.</text:p>
                          <text:p text:style-name="P33">Cela montre qu’il y a des roches métamorphiques portées à des profondeurs telles que certains minéraux qui constituent ces roches sont entrés en fusion partielle.</text:p>
                        </text:list-item>
                      </text:list>
                    </text:list-item>
                  </text:list>
                </text:list-item>
              </text:list>
            </text:list-item>
          </text:list>
        </text:list-item>
      </text:list>
      <text:p text:style-name="P14"/>
      <text:p text:style-name="P15">// <text:s/>Schéma feuillet <text:s/>//</text:p>
      <text:list xml:id="list105051882916235" text:continue-numbering="true" text:style-name="L1">
        <text:list-item>
          <text:list>
            <text:list-item>
              <text:list>
                <text:list-item>
                  <text:list>
                    <text:list-item>
                      <text:list>
                        <text:list-header>
                          <text:p text:style-name="P33"/>
                        </text:list-header>
                      </text:list>
                    </text:list-item>
                  </text:list>
                </text:list-item>
              </text:list>
            </text:list-item>
          </text:list>
        </text:list-item>
      </text:list>
      <table:table table:name="Tableau2" table:style-name="Tableau2">
        <table:table-column table:style-name="Tableau2.A" table:number-columns-repeated="3"/>
        <table:table-row>
          <table:table-cell table:style-name="Tableau2.A1" office:value-type="string">
            <text:p text:style-name="P17"/>
          </table:table-cell>
          <table:table-cell table:style-name="Tableau2.A1" office:value-type="string">
            <text:p text:style-name="P40">Gneiss</text:p>
          </table:table-cell>
          <table:table-cell table:style-name="Tableau2.C1" office:value-type="string">
            <text:p text:style-name="P40">Micaschistes</text:p>
          </table:table-cell>
        </table:table-row>
        <table:table-row>
          <table:table-cell table:style-name="Tableau2.A2" office:value-type="string">
            <text:p text:style-name="P40">Structure</text:p>
          </table:table-cell>
          <table:table-cell table:style-name="Tableau2.A2" office:value-type="string">
            <text:p text:style-name="P40">Roche métamorphique, grenue</text:p>
            <text:p text:style-name="P40">Alternance de teinte sombre et claire.</text:p>
          </table:table-cell>
          <table:table-cell table:style-name="Tableau2.C2" office:value-type="string">
            <text:p text:style-name="P40">Roche métamorphique,</text:p>
            <text:p text:style-name="P40">Alternance de lits de micas et de cristaux de quartz.</text:p>
            <text:p text:style-name="P40">Aspect feuilleté et brillant.</text:p>
          </table:table-cell>
        </table:table-row>
        <table:table-row>
          <table:table-cell table:style-name="Tableau2.A2" office:value-type="string">
            <text:p text:style-name="P40">Minéraux</text:p>
          </table:table-cell>
          <table:table-cell table:style-name="Tableau2.A2" office:value-type="string">
            <text:p text:style-name="P40">Quartz, Mica, Feldspath</text:p>
          </table:table-cell>
          <table:table-cell table:style-name="Tableau2.C2" office:value-type="string">
            <text:p text:style-name="P40">Quartz, Mica, Grenat</text:p>
          </table:table-cell>
        </table:table-row>
        <table:table-row>
          <table:table-cell table:style-name="Tableau2.A2" office:value-type="string">
            <text:p text:style-name="P40">Conditions de formation</text:p>
          </table:table-cell>
          <table:table-cell table:style-name="Tableau2.A2" office:value-type="string">
            <text:p text:style-name="P41">Température : 400-430°C</text:p>
            <text:p text:style-name="P41">Pression : 0,3-0,5 GPa</text:p>
          </table:table-cell>
          <table:table-cell table:style-name="Tableau2.C2" office:value-type="string">
            <text:p text:style-name="P41">Température : <text:span text:style-name="T7">430-500°C</text:span></text:p>
            <text:p text:style-name="P41"><text:span text:style-name="T7">Pression : 0,8 GPa</text:span></text:p>
          </table:table-cell>
        </table:table-row>
      </table:table>
      <text:p text:style-name="P14"/>
      <text:list xml:id="list105052401370942" text:continue-numbering="true" text:style-name="L1">
        <text:list-item>
          <text:list>
            <text:list-item>
              <text:list>
                <text:list-item>
                  <text:list>
                    <text:list-item>
                      <text:list>
                        <text:list-header>
                          <text:p text:style-name="P35"/>
                        </text:list-header>
                      </text:list>
                    </text:list-item>
                  </text:list>
                </text:list-item>
              </text:list>
            </text:list-item>
          </text:list>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0:20:49.699000000</meta:creation-date>
    <dc:date>2018-09-25T10:50:50.840000000</dc:date>
    <meta:editing-duration>PT35M19S</meta:editing-duration>
    <meta:editing-cycles>10</meta:editing-cycles>
    <meta:generator>LibreOffice/5.1.6.2$Windows_x86 LibreOffice_project/07ac168c60a517dba0f0d7bc7540f5afa45f0909</meta:generator>
    <meta:document-statistic meta:table-count="2" meta:image-count="0" meta:object-count="3" meta:page-count="5" meta:paragraph-count="103" meta:word-count="890" meta:character-count="5538" meta:non-whitespace-character-count="4768"/>
  </office:meta>
</office:document-meta>
</file>

<file path=Object 1/content.xml><?xml version="1.0" encoding="utf-8"?>
<math xmlns="http://www.w3.org/1998/Math/MathML" display="block">
  <semantics>
    <mrow>
      <mmultiscripts>
        <mi mathvariant="italic">Rb</mi>
        <mprescripts/>
        <none/>
        <mn>87</mn>
      </mmultiscripts>
      <mo stretchy="false">→</mo>
      <mmultiscripts>
        <mi mathvariant="italic">Sr</mi>
        <mprescripts/>
        <none/>
        <mn>87</mn>
      </mmultiscripts>
      <mtext> stable</mtext>
    </mrow>
    <annotation encoding="StarMath 5.0">Rb lsup 87 -&gt; Sr lsup 87 " stable"</annotation>
  </semantics>
</math>
</file>

<file path=Object 2/content.xml><?xml version="1.0" encoding="utf-8"?>
<math xmlns="http://www.w3.org/1998/Math/MathML" display="block">
  <semantics>
    <mrow>
      <mtext>Présence de </mtext>
      <mmultiscripts>
        <mi mathvariant="italic">Sr</mi>
        <mprescripts/>
        <none/>
        <mn>87</mn>
      </mmultiscripts>
      <mtext> à </mtext>
      <mrow>
        <mi>t</mi>
        <mo stretchy="false">=</mo>
        <mn>0</mn>
      </mrow>
      <mtext> (</mtext>
      <mmultiscripts>
        <mi mathvariant="italic">Sr</mi>
        <mn>0</mn>
        <none/>
        <mprescripts/>
        <none/>
        <mn>87</mn>
      </mmultiscripts>
      <mtext>)</mtext>
    </mrow>
    <annotation encoding="StarMath 5.0">"Présence de " Sr lsup 87 " à " t = 0 " (" Sr lsup 87 _0")"</annotation>
  </semantics>
</math>
</file>

<file path=Object 3/content.xml><?xml version="1.0" encoding="utf-8"?>
<math xmlns="http://www.w3.org/1998/Math/MathML" display="block">
  <semantics>
    <mrow>
      <mmultiscripts>
        <mi mathvariant="italic">Sr</mi>
        <mn>0</mn>
        <none/>
        <mprescripts/>
        <none/>
        <mn>87</mn>
      </mmultiscripts>
      <mo stretchy="false">/</mo>
      <mmultiscripts>
        <mi mathvariant="italic">Sr</mi>
        <mprescripts/>
        <none/>
        <mn>86</mn>
      </mmultiscripts>
    </mrow>
    <annotation encoding="StarMath 5.0">Sr lsup 87 _0 / Sr lsup 86</annotation>
  </semantics>
</math>
</file>